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text-properties officeooo:rsid="00170ce7" officeooo:paragraph-rsid="00170ce7"/>
    </style:style>
    <style:style style:name="P3" style:family="paragraph" style:parent-style-name="Standard">
      <style:text-properties fo:font-size="15pt" fo:font-weight="bold" officeooo:rsid="00179b90" officeooo:paragraph-rsid="00179b90" style:font-size-asian="15pt" style:font-weight-asian="bold" style:font-size-complex="15pt" style:font-weight-complex="bold"/>
    </style:style>
    <style:style style:name="P4" style:family="paragraph" style:parent-style-name="Standard">
      <style:text-properties fo:font-size="15pt" fo:font-weight="bold" officeooo:rsid="00217db6" officeooo:paragraph-rsid="00217db6" style:font-size-asian="15pt" style:font-weight-asian="bold" style:font-size-complex="15pt" style:font-weight-complex="bold"/>
    </style:style>
    <style:style style:name="P5" style:family="paragraph" style:parent-style-name="Standard">
      <style:text-properties officeooo:rsid="00217db6" officeooo:paragraph-rsid="00217db6"/>
    </style:style>
    <style:style style:name="P6" style:family="paragraph" style:parent-style-name="Text_20_body">
      <style:paragraph-properties fo:padding="0.049cm" fo:border="0.06pt solid #d9d9e3"/>
    </style:style>
    <style:style style:name="P7" style:family="paragraph" style:parent-style-name="Text_20_body">
      <style:text-properties officeooo:rsid="00170ce7" officeooo:paragraph-rsid="00170ce7"/>
    </style:style>
    <style:style style:name="P8" style:family="paragraph" style:parent-style-name="Text_20_body">
      <style:paragraph-properties fo:padding="0.049cm" fo:border="0.06pt solid #d9d9e3"/>
      <style:text-properties officeooo:paragraph-rsid="00170ce7"/>
    </style:style>
    <style:style style:name="P9" style:family="paragraph" style:parent-style-name="Text_20_body" style:list-style-name="L1">
      <style:paragraph-properties fo:padding="0.049cm" fo:border="0.06pt solid #d9d9e3"/>
    </style:style>
    <style:style style:name="P10" style:family="paragraph" style:parent-style-name="Text_20_body" style:list-style-name="L2">
      <style:paragraph-properties fo:padding="0.049cm" fo:border="0.06pt solid #d9d9e3"/>
    </style:style>
    <style:style style:name="P11" style:family="paragraph" style:parent-style-name="Text_20_body" style:list-style-name="L2">
      <style:paragraph-properties fo:padding="0.049cm" fo:border="0.06pt solid #d9d9e3"/>
      <style:text-properties officeooo:paragraph-rsid="00217db6"/>
    </style:style>
    <style:style style:name="P12" style:family="paragraph" style:parent-style-name="Text_20_body">
      <style:text-properties officeooo:rsid="00217db6" officeooo:paragraph-rsid="00217db6"/>
    </style:style>
    <style:style style:name="P13" style:family="paragraph" style:parent-style-name="Text_20_body" style:list-style-name="L2">
      <style:paragraph-properties fo:padding="0.049cm" fo:border="0.06pt solid #d9d9e3"/>
      <style:text-properties officeooo:rsid="00217db6" officeooo:paragraph-rsid="00217db6"/>
    </style:style>
    <style:style style:name="T1" style:family="text">
      <style:text-properties officeooo:rsid="00170ce7"/>
    </style:style>
    <style:style style:name="T2" style:family="text">
      <style:text-properties fo:font-weight="bold" style:font-weight-asian="bold" style:font-weight-complex="bold"/>
    </style:style>
    <style:style style:name="T3" style:family="text">
      <style:text-properties fo:font-weight="bold" officeooo:rsid="00170ce7"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p text:style-name="P2"/>
      <text:p text:style-name="P2"/>
      <text:p text:style-name="P7">"Welcome to our Short URL Generator! Our platform was designed to make it easy <text:s/>to share long, unwieldy URLs in a compact and easy-to-manage format. With just a few clicks, you can shorten any URL to a more manageable length, making it easier to share on social media, in emails, or anywhere else.</text:p>
      <text:p text:style-name="P8">Our <text:span text:style-name="T2">URL Short</text:span><text:span text:style-name="T3">ener</text:span> is perfect for anyone who needs to share links frequently, whether you're a blogger, social media manager, or just someone who wants to share interesting content with your friends and followers. Plus, our tool is completely free to use and doesn't require any complicated sign-up or verification process.</text:p>
      <text:p text:style-name="P8">Using our <text:span text:style-name="T2">URL Short</text:span><text:span text:style-name="T3">ener</text:span> is simple. Just paste in the long URL you want to shorten, click the '<text:span text:style-name="T3">Save</text:span>' button, and voila! You'll receive a compact, shortened URL that you can easily copy and share with others. Our tool also allows you to track the performance of your shortened URLs, so you can see how many clicks they receive and where those clicks are coming from.</text:p>
      <text:p text:style-name="P6">We're excited to provide this powerful and convenient tool to help you make the most of your online content. Whether you're a marketer, blogger, or just someone who wants to make sharing links easier, our Short URL Generator is the perfect solution. Try it out today and see how it can streamline your online content sharing!"</text:p>
      <text:p text:style-name="P2"/>
      <text:p text:style-name="P3">Project Objectives</text:p>
      <text:p text:style-name="P2"/>
      <text:p text:style-name="P7">Simplify long URLs: The primary objective of a URL shortener is to simplify long, complicated URLs into shorter, more manageable links.</text:p>
      <text:list xml:id="list1006117466" text:style-name="L1">
        <text:list-item>
          <text:p text:style-name="P9">Save space: Shortened URLs take up less space in email messages, social media posts, and other online content, allowing users to share more information in a smaller amount of space.</text:p>
        </text:list-item>
        <text:list-item>
          <text:p text:style-name="P9">Improve readability: Long URLs can be difficult to read and remember, especially when they contain a lot of random characters. Shortened URLs are easier to read and remember, making them more user-friendly.</text:p>
        </text:list-item>
        <text:list-item>
          <text:p text:style-name="P9">Track link performance: URL shorteners can provide data on how many clicks each link receives, which can help website owners and marketers track the performance of their online content.</text:p>
        </text:list-item>
        <text:list-item>
          <text:p text:style-name="P9">Branding and customization: Many URL shorteners allow users to customize the shortened links with their own brand or keywords, helping to create a consistent brand identity and improve recognition.</text:p>
        </text:list-item>
        <text:list-item>
          <text:p text:style-name="P9">Security: URL shorteners can also provide additional security features, such as password protection, to prevent unauthorized access to sensitive information.</text:p>
        </text:list-item>
      </text:list>
      <text:p text:style-name="P6">These are just a few possible objectives of a URL shortener project. </text:p>
      <text:p text:style-name="P2"/>
      <text:p text:style-name="P4"><text:soft-page-break/>Project Scope</text:p>
      <text:p text:style-name="P5"/>
      <text:p text:style-name="P12"/>
      <text:list xml:id="list1686731205" text:style-name="L2">
        <text:list-item>
          <text:p text:style-name="P13">User Interface: A URL shortener should have a simple, user-friendly interface that allows users to quickly and easily shorten URLs. It should also provide clear feedback on the status of each shortened URL.</text:p>
        </text:list-item>
        <text:list-item>
          <text:p text:style-name="P11">Shortening Algorithm: The URL shortener should use a reliable and secure algorithm to shorten URLs. This algorithm should be able to create unique, non-guessable short links that are resistant to hacking attempts.</text:p>
        </text:list-item>
        <text:list-item>
          <text:p text:style-name="P10">Customization: The URL shortener should allow users to customize their shortened links, such as by adding a custom domain or a personalized keyword. This can help users establish a consistent brand identity and improve recognition.</text:p>
        </text:list-item>
        <text:list-item>
          <text:p text:style-name="P10">Link Management: The URL shortener should provide a way for users to manage their shortened links, such as by allowing them to view click statistics, edit link details, and delete links as needed.</text:p>
        </text:list-item>
        <text:list-item>
          <text:p text:style-name="P10">Security: The URL shortener should implement security features to prevent unauthorized access to sensitive information. This may include password protection for certain links, as well as measures to protect against spam and hacking attempts.</text:p>
        </text:list-item>
        <text:list-item>
          <text:p text:style-name="P10">Integration: The URL shortener should be easy to integrate with other online platforms and tools, such as social media networks, email marketing tools, and analytics platforms.</text:p>
        </text:list-item>
        <text:list-item>
          <text:p text:style-name="P10">Scalability: The URL shortener should be scalable, meaning it should be able to handle a large volume of requests without slowing down or crashing. This may require the use of cloud-based infrastructure or other advanced technologies</text:p>
        </text:list-item>
      </text:list>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4:19:29.490175114</meta:creation-date>
    <meta:generator>LibreOffice/7.3.7.2$Linux_X86_64 LibreOffice_project/30$Build-2</meta:generator>
    <dc:date>2023-03-17T14:29:51.756581001</dc:date>
    <meta:editing-duration>PT10M22S</meta:editing-duration>
    <meta:editing-cycles>3</meta:editing-cycles>
    <meta:document-statistic meta:table-count="0" meta:image-count="0" meta:object-count="0" meta:page-count="2" meta:paragraph-count="21" meta:word-count="645" meta:character-count="4002" meta:non-whitespace-character-count="3388"/>
  </office:meta>
</office:document-meta>
</file>